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78000000438C55D5D60.png" manifest:media-type="image/png"/>
  <manifest:file-entry manifest:full-path="Pictures/100000010000078000000780D6510365.png" manifest:media-type="image/png"/>
  <manifest:file-entry manifest:full-path="Pictures/10000001000001F4000001F480213613.png" manifest:media-type="image/png"/>
  <manifest:file-entry manifest:full-path="Pictures/100000010000029A00000177A9B55C9A.png" manifest:media-type="image/png"/>
  <manifest:file-entry manifest:full-path="Pictures/1000000100000253000001A3C0504B04.png" manifest:media-type="image/png"/>
  <manifest:file-entry manifest:full-path="Pictures/10000001000001A4000001E0A3BC32F0.png" manifest:media-type="image/png"/>
  <manifest:file-entry manifest:full-path="Pictures/100000010000024C000002ACBEAE595E.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Regular" style:font-family-generic="swiss"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JP" svg:font-family="'Noto Sans Mono CJK JP'"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graphic-properties style:writing-mode="lr-tb" loext:decorative="false"/>
    </style:style>
    <style:style style:name="gr3" style:family="graphic" style:parent-style-name="standard">
      <style:graphic-properties draw:fill-color="#40394a" draw:textarea-horizontal-align="justify" draw:textarea-vertical-align="middle" draw:auto-grow-height="false" fo:min-height="9.306cm" fo:min-width="5.439cm"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81cm, 0cm, 0cm)" draw:image-opacity="100%" style:mirror="none" loext:decorative="false"/>
    </style:style>
    <style:style style:name="gr6" style:family="graphic" style:parent-style-name="standard" style:list-style-name="L2">
      <style:graphic-properties draw:stroke="solid" svg:stroke-width="0.081cm" svg:stroke-color="#40394a" draw:marker-start="" draw:marker-start-width="0.269cm" draw:marker-start-center="false" draw:marker-end="" draw:marker-end-width="0.269cm" draw:marker-end-center="false" draw:stroke-linejoin="miter" svg:stroke-linecap="butt" draw:fill="solid" draw:fill-color="#7eca9c" draw:textarea-horizontal-align="justify" draw:textarea-vertical-align="middle" draw:auto-grow-height="false" draw:fit-to-size="false" style:shrink-to-fit="false" fo:min-height="6.739cm" fo:min-width="9.218cm" fo:padding-top="0.148cm" fo:padding-bottom="0.148cm" fo:padding-left="0.273cm" fo:padding-right="0.273cm" fo:wrap-option="wrap" draw:shadow="visible" draw:shadow-offset-x="0.141cm" draw:shadow-offset-y="0.141cm" draw:shadow-color="#808080" loext:decorative="false"/>
    </style:style>
    <style:style style:name="gr7" style:family="graphic">
      <style:graphic-properties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7.59cm)" draw:image-opacity="100%" style:mirror="none" loext:decorative="fals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7.59cm)" draw:image-opacity="100%" style:mirror="horizontal" loext:decorative="false"/>
    </style:style>
    <style:style style:name="pr1" style:family="presentation" style:parent-style-name="Default-title">
      <style:graphic-properties draw:textarea-vertical-align="middle" fo:min-height="3.468cm" loext:decorative="false"/>
      <style:paragraph-properties style:writing-mode="lr-tb"/>
    </style:style>
    <style:style style:name="pr2" style:family="presentation" style:parent-style-name="Default-notes">
      <style:graphic-properties draw:fill-color="#ffffff" draw:auto-grow-height="true" fo:min-height="13.364cm" loext:decorative="false"/>
      <style:paragraph-properties style:writing-mode="lr-tb"/>
    </style:style>
    <style:style style:name="pr3" style:family="presentation" style:parent-style-name="Default-subtitle">
      <style:graphic-properties draw:fill-color="#ffffff" fo:min-height="12.19cm" loext:decorative="false"/>
      <style:paragraph-properties style:writing-mode="lr-tb"/>
    </style:style>
    <style:style style:name="pr4" style:family="presentation" style:parent-style-name="Default-notes">
      <style:graphic-properties draw:fill-color="#ffffff" fo:min-height="13.364cm" loext:decorative="false"/>
      <style:paragraph-properties style:writing-mode="lr-tb"/>
    </style:style>
    <style:style style:name="P1" style:family="paragraph">
      <style:paragraph-properties fo:text-align="center"/>
    </style:style>
    <style:style style:name="P2" style:family="paragraph">
      <style:paragraph-properties fo:text-align="center"/>
      <style:text-properties fo:color="#40394a" loext:opacity="100%" fo:font-size="88pt" style:font-size-asian="88pt" style:font-size-complex="88pt"/>
    </style:style>
    <style:style style:name="P3" style:family="paragraph">
      <loext:graphic-properties draw:fill-color="#ffffff"/>
    </style:style>
    <style:style style:name="P4" style:family="paragraph">
      <loext:graphic-properties draw:fill-color="#40394a"/>
      <style:paragraph-properties fo:text-align="center"/>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loext:graphic-properties draw:fill="solid" draw:fill-color="#7eca9c"/>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 style:family="paragraph">
      <loext:graphic-properties draw:fill-color="#ffffff"/>
      <style:text-properties fo:color="#ccffbd" loext:opacity="100%" style:font-name="Noto Sans Mono CJK JP" fo:font-size="180pt" fo:font-weight="bold" style:font-size-asian="180pt" style:font-weight-asian="bold" style:font-size-complex="180pt" style:font-weight-complex="bold"/>
    </style:style>
    <style:style style:name="T1" style:family="text">
      <style:text-properties fo:color="#40394a" loext:opacity="100%" fo:font-size="88pt" style:font-size-asian="88pt" style:font-size-complex="88pt"/>
    </style:style>
    <style:style style:name="T2" style:family="text">
      <style:text-properties fo:color="#ccffbd" loext:opacity="100%" style:font-name="Noto Sans Mono CJK JP" fo:font-size="180pt" fo:font-weight="bold" style:font-size-asian="180pt" style:font-weight-asian="bold" style:font-size-complex="180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468cm" svg:x="1.471cm" svg:y="5.931cm" presentation:class="title" presentation:user-transformed="true">
          <draw:text-box>
            <text:p xml:id="id1" text:id="id1" text:style-name="P1"><text:span text:style-name="T1">27 – 04 – 2023</text:span></text:p>
          </draw:text-box>
        </draw:frame>
        <anim:par presentation:node-type="timing-root">
          <anim:seq presentation:node-type="main-sequence">
            <anim:par smil:begin="next">
              <anim:par smil:begin="0s">
                <anim:iterate smil:begin="0s" smil:fill="hold" smil:accelerate="0.5" smil:decelerate="0.5" presentation:node-type="on-click" presentation:preset-class="entrance" presentation:preset-id="ooo-entrance-appear" smil:targetElement="id1" anim:sub-item="text" anim:iterate-type="by-letter" anim:iterate-interval="PT00H00M00.075S">
                  <anim:set smil:begin="0s" smil:dur="0.000002s" smil:fill="hold" anim:sub-item="text" smil:attributeName="visibility" smil:to="visible"/>
                </anim:iterate>
                <anim:par smil:begin="0s" smil:fill="hold" smil:accelerate="0.5" smil:decelerate="0.5" presentation:preset-property="CharColor;ColorStyle;Accelerate;Decelerate;AutoReverse" presentation:text-only="true" presentation:node-type="with-previous" presentation:preset-class="emphasis" presentation:preset-id="ooo-emphasis-font-color" presentation:preset-sub-type="2">
                  <anim:animateColor smil:dur="1.5s" smil:fill="hold" smil:targetElement="id1" anim:sub-item="text" smil:attributeName="color" smil:to="#7eca9c" anim:color-interpolation="rgb" anim:color-interpolation-direction="clockwise"/>
                </anim:par>
                <anim:par smil:begin="1s" smil:fill="hold" presentation:preset-property="CharColor;ColorStyle;Accelerate;Decelerate;AutoReverse" presentation:text-only="true" presentation:node-type="with-previous" presentation:preset-class="emphasis" presentation:preset-id="ooo-emphasis-font-color" presentation:preset-sub-type="2">
                  <anim:animateColor smil:dur="1.5s" smil:fill="hold" smil:targetElement="id1" anim:sub-item="text" smil:attributeName="color" smil:to="#ccffbd" anim:color-interpolation="rgb" anim:color-interpolation-direction="clockwise"/>
                </anim:par>
              </anim:par>
            </anim:par>
          </anim:seq>
        </anim:par>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g draw:style-name="gr2" xml:id="id3" draw:id="id3">
          <draw:custom-shape draw:style-name="gr3" draw:text-style-name="P4" draw:layer="layout" svg:width="5.939cm" svg:height="9.556cm" svg:x="14.079cm" svg:y="2.33cm">
            <text:p/>
            <draw:enhanced-geometry svg:viewBox="0 0 21600 21600" draw:type="rectangle" draw:enhanced-path="M 0 0 L 21600 0 21600 21600 0 21600 0 0 Z N"/>
          </draw:custom-shape>
          <draw:frame draw:style-name="gr4" draw:text-style-name="P5" draw:layer="layout" svg:width="10.16cm" svg:height="11.819cm" svg:x="12.065cm" svg:y="0.881cm">
            <draw:image xlink:href="Pictures/100000010000024C000002ACBEAE595E.png" xlink:type="simple" xlink:show="embed" xlink:actuate="onLoad" draw:mime-type="image/png">
              <text:p/>
            </draw:image>
          </draw:frame>
        </draw:g>
        <draw:frame draw:style-name="gr4" draw:text-style-name="P5" xml:id="id2" draw:id="id2" draw:layer="layout" svg:width="7.223cm" svg:height="8.255cm" svg:x="9.922cm" svg:y="5.715cm">
          <draw:image xlink:href="Pictures/10000001000001A4000001E0A3BC32F0.png" xlink:type="simple" xlink:show="embed" xlink:actuate="onLoad" draw:mime-type="image/png">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2" smil:attributeName="visibility" smil:to="visible"/>
                  <anim:animate smil:dur="0.5s" smil:fill="hold" smil:targetElement="id2" smil:attributeName="x" smil:values="0-width/2;x" smil:keyTimes="0;1"/>
                  <anim:animate smil:dur="0.5s" smil:fill="hold" smil:targetElement="id2" smil:attributeName="y" smil:values="y;y" smil:keyTimes="0;1"/>
                </anim:par>
              </anim:par>
            </anim:par>
            <anim:par smil:begin="next">
              <anim:par smil:begin="0s">
                <anim:par smil:begin="0s" smil:fill="hold" smil:accelerate="0.5" smil:decelerate="0.5" presentation:preset-property="Direction;Accelerate;Decelerate" presentation:node-type="on-click" presentation:preset-class="entrance" presentation:preset-id="ooo-entrance-fly-in" presentation:preset-sub-type="from-right">
                  <anim:set smil:begin="0s" smil:dur="0.001s" smil:fill="hold" smil:targetElement="id3" smil:attributeName="visibility" smil:to="visible"/>
                  <anim:animate smil:dur="0.5s" smil:fill="hold" smil:targetElement="id3" smil:attributeName="x" smil:values="1+width/2;x" smil:keyTimes="0;1"/>
                  <anim:animate smil:dur="0.5s" smil:fill="hold" smil:targetElement="id3" smil:attributeName="y" smil:values="y;y" smil:keyTimes="0;1"/>
                </anim:par>
              </anim:par>
            </anim:par>
          </anim:seq>
        </anim:par>
        <presentation:notes draw:style-name="dp2">
          <draw:page-thumbnail draw:style-name="gr1"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g draw:style-name="gr2">
          <draw:custom-shape draw:style-name="gr3" draw:text-style-name="P4" draw:layer="layout" svg:width="5.939cm" svg:height="9.556cm" svg:x="14.079cm" svg:y="2.33cm">
            <text:p/>
            <draw:enhanced-geometry svg:viewBox="0 0 21600 21600" draw:type="rectangle" draw:enhanced-path="M 0 0 L 21600 0 21600 21600 0 21600 0 0 Z N"/>
          </draw:custom-shape>
          <draw:frame draw:style-name="gr4" draw:text-style-name="P5" draw:layer="layout" svg:width="10.16cm" svg:height="11.819cm" svg:x="12.065cm" svg:y="0.881cm">
            <draw:image xlink:href="Pictures/100000010000024C000002ACBEAE595E.png" xlink:type="simple" xlink:show="embed" xlink:actuate="onLoad" draw:mime-type="image/png">
              <text:p/>
            </draw:image>
          </draw:frame>
        </draw:g>
        <draw:frame draw:style-name="gr5" draw:text-style-name="P5" draw:layer="layout" svg:width="10.564cm" svg:height="9.815cm" svg:x="8.255cm" svg:y="4.155cm">
          <draw:image xlink:href="Pictures/1000000100000253000001A3C0504B04.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custom-shape draw:name="Bubble-5" draw:style-name="gr6" draw:text-style-name="P7" draw:layer="layout" svg:width="14.946cm" svg:height="10.795cm" svg:x="6.32cm" svg:y="1.778cm">
          <text:p/>
          <draw:enhanced-geometry draw:mirror-horizontal="false" draw:mirror-vertical="false" svg:viewBox="0 0 0 0" drawooo:sub-view-size="43200 43200 0 0 0 0 0 0 43200 43200" draw:text-areas="?f39 ?f40 ?f41 ?f42" draw:type="ooxml-cloudCallout" draw:modifiers="-48175.456135966 66561.146284571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range-y-maximum="2147483647" draw:handle-position="?f3 ?f5" draw:handle-range-y-minimum="-2147483647" draw:handle-range-x-minimum="-2147483647" draw:handle-range-x-maximum="2147483647"/>
          </draw:enhanced-geometry>
        </draw:custom-shape>
        <draw:g draw:style-name="gr7" xml:id="id7" draw:id="id7">
          <draw:frame draw:style-name="gr8" draw:text-style-name="P5" draw:layer="layout" svg:width="5.826cm" svg:height="5.763cm" draw:transform="skewX (-5.54576082394848E-017) rotate (0.313112067807783) translate (6.586cm 5.754cm)">
            <draw:image xlink:href="Pictures/100000010000029A00000177A9B55C9A.png" xlink:type="simple" xlink:show="embed" xlink:actuate="onLoad" draw:mime-type="image/png">
              <text:p/>
            </draw:image>
          </draw:frame>
          <draw:frame draw:style-name="gr9" draw:text-style-name="P5" draw:layer="layout" svg:width="5.826cm" svg:height="5.763cm" draw:transform="rotate (-0.269304303582725) translate (15.437cm 3.996cm)">
            <draw:image xlink:href="Pictures/100000010000029A00000177A9B55C9A.png" xlink:type="simple" xlink:show="embed" xlink:actuate="onLoad" draw:mime-type="image/png">
              <text:p/>
            </draw:image>
          </draw:frame>
        </draw:g>
        <draw:frame draw:style-name="gr4" draw:text-style-name="P5" xml:id="id4" draw:id="id4" draw:layer="layout" svg:width="5.15cm" svg:height="5.886cm" svg:x="11.36cm" svg:y="4.445cm">
          <draw:image xlink:href="Pictures/10000001000001A4000001E0A3BC32F0.png" xlink:type="simple" xlink:show="embed" xlink:actuate="onLoad" draw:mime-type="image/png">
            <text:p/>
          </draw:image>
        </draw:frame>
        <draw:frame draw:style-name="gr4" draw:text-style-name="P5" xml:id="id5" draw:id="id5" draw:layer="layout" svg:width="8.682cm" svg:height="8.682cm" draw:transform="skewX (-0.000174532925199409) rotate (-0.586954227445693) translate (7.982cm -1.905cm)">
          <draw:image xlink:href="Pictures/10000001000001F4000001F480213613.png" xlink:type="simple" xlink:show="embed" xlink:actuate="onLoad" draw:mime-type="image/png">
            <text:p/>
          </draw:image>
        </draw:frame>
        <draw:frame draw:style-name="gr4" draw:text-style-name="P5" xml:id="id6" draw:id="id6" draw:layer="layout" svg:width="9.231cm" svg:height="9.231cm" svg:x="13.756cm" svg:y="-1.616cm">
          <draw:image xlink:href="Pictures/100000010000078000000780D6510365.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1s" smil:fill="hold" smil:targetElement="id4" smil:attributeName="visibility" smil:to="visible"/>
                </anim:par>
              </anim:par>
            </anim:par>
            <anim:par smil:begin="next">
              <anim:par smil:begin="0s">
                <anim:par smil:begin="0s" smil:fill="hold" smil:accelerate="0.5" smil:decelerate="0.5" presentation:preset-property="Direction;Accelerate;Decelerate" presentation:node-type="on-click" presentation:preset-class="entrance" presentation:preset-id="ooo-entrance-fly-in" presentation:preset-sub-type="from-left">
                  <anim:set smil:begin="0s" smil:dur="0.001s" smil:fill="hold" smil:targetElement="id5" smil:attributeName="visibility" smil:to="visible"/>
                  <anim:animate smil:dur="0.5s" smil:fill="hold" smil:targetElement="id5" smil:attributeName="x" smil:values="0-width/2;x" smil:keyTimes="0;1"/>
                  <anim:animate smil:dur="0.5s" smil:fill="hold" smil:targetElement="id5"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top-right">
                  <anim:set smil:begin="0s" smil:dur="0.001s" smil:fill="hold" smil:targetElement="id6" smil:attributeName="visibility" smil:to="visible"/>
                  <anim:animate smil:dur="0.5s" smil:fill="hold" smil:targetElement="id6" smil:attributeName="x" smil:values="1+width/2;x" smil:keyTimes="0;1"/>
                  <anim:animate smil:dur="0.5s" smil:fill="hold" smil:targetElement="id6" smil:attributeName="y" smil:values="0-height/2;y" smil:keyTimes="0;1"/>
                </anim:par>
              </anim:par>
            </anim:par>
            <anim:par smil:begin="next">
              <anim:par smil:begin="0s">
                <anim:par smil:begin="0s" smil:fill="hold" presentation:node-type="on-click" presentation:preset-class="entrance" presentation:preset-id="ooo-entrance-appear">
                  <anim:set smil:begin="0s" smil:dur="0.0000005s" smil:fill="hold" smil:targetElement="id7" smil:attributeName="visibility" smil:to="visible"/>
                </anim:par>
              </anim:par>
            </anim:par>
          </anim:seq>
        </anim:par>
        <presentation:notes draw:style-name="dp2">
          <draw:page-thumbnail draw:style-name="gr1"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3T32">
        <office:forms form:automatic-focus="false" form:apply-design-mode="false"/>
        <draw:frame presentation:style-name="pr3" draw:text-style-name="P8" draw:layer="layout" svg:width="25.199cm" svg:height="12.19cm" svg:x="1.401cm" svg:y="1.503cm" presentation:class="subtitle" presentation:user-transformed="true">
          <draw:text-box>
            <text:p xml:id="id8" text:id="id8"><text:span text:style-name="T2">MA-z</text:span></text:p>
          </draw:text-box>
        </draw:frame>
        <draw:frame draw:style-name="gr4" draw:text-style-name="P5" xml:id="id9" draw:id="id9" draw:layer="layout" svg:width="27.998cm" svg:height="15.749cm" svg:x="-0.368cm" svg:y="0cm">
          <draw:image xlink:href="Pictures/100000010000078000000438C55D5D60.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8" anim:sub-item="text" smil:attributeName="visibility" smil:to="visible"/>
                  <anim:transitionFilter smil:dur="1s" smil:targetElement="id8" anim:sub-item="text" smil:type="fade" smil:subtype="crossfade"/>
                </anim:par>
              </anim:par>
            </anim:par>
            <anim:par smil:begin="next">
              <anim:par smil:begin="0s">
                <anim:par smil:begin="0s" smil:fill="hold" presentation:preset-property="CharHeight" presentation:text-only="true" presentation:node-type="on-click" presentation:preset-class="emphasis" presentation:preset-id="ooo-emphasis-font-size" presentation:preset-sub-type="2">
                  <anim:animate smil:dur="2s" smil:fill="hold" smil:targetElement="id8" anim:sub-item="text" smil:attributeName="font-size" smil:to="50%"/>
                </anim:par>
                <anim:par smil:begin="0s" smil:fill="hold" presentation:node-type="with-previous" presentation:preset-class="motion-path" presentation:preset-id="ooo-motionpath-down">
                  <anim:animateMotion smil:dur="2s" smil:fill="hold" smil:targetElement="id8" anim:sub-item="text" svg:path="M0 0l0.320035714285714 0.00698412698412698"/>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9" smil:attributeName="visibility" smil:to="visible"/>
                  <anim:animate smil:dur="0.5s" smil:fill="hold" smil:targetElement="id9" smil:attributeName="x" smil:values="0-width/2;x" smil:keyTimes="0;1"/>
                  <anim:animate smil:dur="0.5s" smil:fill="hold" smil:targetElement="id9" smil:attributeName="y" smil:values="y;y" smil:keyTimes="0;1"/>
                </anim:par>
              </anim:par>
            </anim:par>
          </anim:seq>
        </anim:par>
        <presentation:notes draw:style-name="dp2">
          <draw:page-thumbnail draw:style-name="gr1" draw:layer="layout" svg:width="19.798cm" svg:height="11.136cm" svg:x="0.6cm" svg:y="2.257cm" draw:page-number="5"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Regular" style:font-family-generic="swiss"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JP" svg:font-family="'Noto Sans Mono CJK JP'"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_3f_" draw:display-name="?" svg:viewBox="0 0 20 30" svg:d="M20 0h-20l10 30z"/>
    <draw:marker draw:name="Arrow" svg:viewBox="0 0 20 30" svg:d="M10 0l-10 30h20z"/>
    <draw:marker draw:name="Arrowheads_20_1" draw:display-name="Arrowheads 1" svg:viewBox="0 0 20 30" svg:d="M10 0l-10 30h20z"/>
    <draw:stroke-dash draw:name="_3f_" draw:display-name="?" draw:style="rect" draw:dots1="1" draw:dots1-length="0.08cm" draw:dots2="1" draw:dots2-length="0.08cm" draw:distance="0.08cm"/>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1" fo:font-family="Arial" style:font-style-name="Regular" style:font-family-generic="swiss" style:font-pitch="variable" fo:font-size="18pt" fo:language="es" fo:country="ES"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bitmap" draw:fill-color="#1c1427" draw:gradient-step-count="0" style:repeat="repea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color="#1c1427" draw:gradient-step-count="0" style:repeat="repeat"/>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0T23:11:07.053010165</meta:creation-date>
    <meta:editing-cycles>8</meta:editing-cycles>
    <meta:editing-duration>PT5H51M49S</meta:editing-duration>
    <dc:date>2024-01-23T00:14:47.178453635</dc:date>
    <meta:generator>LibreOffice/7.6.4.1$Linux_X86_64 LibreOffice_project/60$Build-1</meta:generator>
    <meta:document-statistic meta:object-count="49"/>
  </office:meta>
</office:document-meta>
</file>